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Andale Mono" officeooo:paragraph-rsid="001570eb"/>
    </style:style>
    <style:style style:name="T1" style:family="text">
      <style:text-properties officeooo:rsid="001570eb"/>
    </style:style>
    <style:style style:name="T2" style:family="text">
      <style:text-properties fo:font-size="10pt" officeooo:rsid="001570eb" style:font-size-asian="10pt" style:font-size-complex="10pt"/>
    </style:style>
    <style:style style:name="T3" style:family="text">
      <style:text-properties fo:font-size="10pt" officeooo:rsid="001570eb" fo:background-color="#00ffff" style:font-size-asian="10pt" style:font-size-complex="10pt"/>
    </style:style>
    <style:style style:name="T4" style:family="text">
      <style:text-properties fo:font-weight="bold" officeooo:rsid="001570eb" style:font-weight-asian="bold" style:font-weight-complex="bold"/>
    </style:style>
    <style:style style:name="T5" style:family="text">
      <style:text-properties fo:font-weight="bold" officeooo:rsid="001570eb" fo:background-color="#00ffff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MGSSHHHHHHSSGLVPRGSHMDI</text:span><text:span text:style-name="T4">TEERLHYQVGQRALIQAMQISAMPELVEAVQKRDLARIKALIDPMRSFSDATYITVGDASGQRL</text:span><text:span text:style-name="T5">YHVNPDEIGKSMEGGDSDEALINAKSYVSVRKGSLGSSLRGKSPIQDATGKVIGIVSVGYTIEQL</text:span><text:span text:style-name="T3">EN</text:span><text:span text:style-name="T5">YEKLLEDSLTEI</text:span><text:span text:style-name="T4">TALS</text:span><text:span text:style-name="T2">IEGREA</text:span><text:span text:style-name="T4">EHNPVVMVHGIGGASFNFAGIKSYLVSQGWSRDKLYAVDFWDKTGTNYNNGPVLSRFVQKVLDETGAKKVDIVAHSMGGANTLYYIKNLDGGNKVANVVTLGGANRLTTGKALPGTDPNQKILYTSIYSSADMIVMNYLSRLDGARNVQIHGVGHIGLLYSSQVNSLIKEGLNGGGQNT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8T09:57:32</meta:creation-date>
    <meta:generator>LibreOffice/4.0.2.2$Linux_X86_64 LibreOffice_project/400m0$Build-2</meta:generator>
    <dc:date>2013-10-08T10:00:45</dc:date>
    <meta:editing-duration>PT42S</meta:editing-duration>
    <meta:editing-cycles>2</meta:editing-cycles>
    <meta:document-statistic meta:table-count="0" meta:image-count="0" meta:object-count="0" meta:page-count="1" meta:paragraph-count="1" meta:word-count="1" meta:character-count="356" meta:non-whitespace-character-count="356"/>
  </office:meta>
</office:document-meta>
</file>